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1.4181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6862in"/>
    </style:style>
    <style:style style:name="co20" style:family="table-column">
      <style:table-column-properties fo:break-before="auto" style:column-width="2.75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0.6681in"/>
    </style:style>
    <style:style style:name="co23" style:family="table-column">
      <style:table-column-properties fo:break-before="auto" style:column-width="1.15in"/>
    </style:style>
    <style:style style:name="co24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6"/>
        <table:table-column table:style-name="co12" table:default-cell-style-name="ce7"/>
        <table:table-column table:style-name="co13" table:default-cell-style-name="ce7"/>
        <table:table-column table:style-name="co14" table:number-columns-repeated="16371" table:default-cell-style-name="ce7"/>
        <table:table-row table:style-name="ro1">
          <table:table-cell table:style-name="ce5" office:value-type="string" calcext:value-type="string">
            <text:p>SPL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Context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CC</text:p>
          </table:table-cell>
          <table:table-cell table:style-name="ce5" office:value-type="string" calcext:value-type="string">
            <text:p>Spell Casting Category</text:p>
          </table:table-cell>
          <table:table-cell table:style-name="ce5" office:value-type="string" calcext:value-type="string">
            <text:p>Magic Realm</text:p>
          </table:table-cell>
          <table:table-cell table:style-name="ce5" office:value-type="string" calcext:value-type="string">
            <text:p>spell_idx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string" calcext:value-type="string">
            <text:p>Spell Book Page Title</text:p>
          </table:table-cell>
          <table:table-cell table:style-name="ce5" office:value-type="string" calcext:value-type="string">
            <text:p>CP TP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table:number-columns-repeated="16369"/>
        </table:table-row>
        <table:table-row table:style-name="ro1">
          <table:table-cell table:style-name="ce6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9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9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9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Banish_Spell" calcext:value-type="string">
            <text:p>scc_Banish_Spell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9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9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6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table:number-columns-repeated="2"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9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6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>
          <table:table-cell table:style-name="ce6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table:number-columns-repeated="2"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table:number-columns-repeated="2"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9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9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9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9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9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table:number-columns-repeated="2"/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unter_Spell" calcext:value-type="string">
            <text:p>scc_Counter_Spell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table:number-columns-repeated="2"/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9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9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9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9"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_Spell" calcext:value-type="string">
            <text:p>scc_Disenchant_Spell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_Spell" calcext:value-type="string">
            <text:p>scc_Disenchant_Spell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_Spell" calcext:value-type="string">
            <text:p>scc_Disjunction_Spell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_Spell" calcext:value-type="string">
            <text:p>scc_Disjunction_Spell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_Spell" calcext:value-type="string">
            <text:p>scc_Dispel_Spell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2"/>
          <table:table-cell office:value-type="string" calcext:value-type="string">
            <text:p>infuseable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_Spell" calcext:value-type="string">
            <text:p>scc_Dispel_Spell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2"/>
          <table:table-cell office:value-type="string" calcext:value-type="string">
            <text:p>infuseable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table:number-columns-repeated="2"/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9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9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9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table:number-columns-repeated="2"/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table:number-columns-repeated="2"/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3"/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9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9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table:number-columns-repeated="2"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9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9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9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9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9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9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9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9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9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9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9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9"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9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9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9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9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9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9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9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9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9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9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9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table:number-columns-repeated="2"/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9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9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9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9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9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9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9];[$XREF_SpellName.H:$XREF_SpellName.H];0))" office:value-type="string" office:string-value="" calcext:value-type="error">
            <text:p>#N/A</text:p>
          </table:table-cell>
          <table:table-cell office:value-type="string" calcext:value-type="string">
            <text:p>Lycanthropy</text:p>
          </table:table-cell>
          <table:table-cell table:number-columns-repeated="2"/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9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6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table:number-columns-repeated="2"/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9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9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9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table:number-columns-repeated="2"/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9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9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6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9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9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9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table:number-columns-repeated="2"/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9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table:number-columns-repeated="2"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table:number-columns-repeated="2"/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9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9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9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table:number-columns-repeated="2"/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9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office:value-type="string" calcext:value-type="string">
            <text:p>Spell Binding</text:p>
          </table:table-cell>
          <table:table-cell table:number-columns-repeated="2"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9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table:number-columns-repeated="2"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9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9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9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9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table:number-columns-repeated="2"/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table:number-columns-repeated="2"/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9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9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9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table:number-columns-repeated="2"/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9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9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9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table:number-columns-repeated="2"/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9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table:number-columns-repeated="2"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table:number-columns-repeated="2"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9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9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9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table:number-columns-repeated="2"/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9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9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7"/>
        <table:table-column table:style-name="co18" table:default-cell-style-name="ce7"/>
        <table:table-column table:style-name="co3" table:number-columns-repeated="2" table:default-cell-style-name="ce7"/>
        <table:table-column table:style-name="co14" table:number-columns-repeated="16380" table:default-cell-style-name="ce7"/>
        <table:table-row table:style-name="ro1">
          <table:table-cell table:style-name="ce5" office:value-type="string" calcext:value-type="string">
            <text:p>SCC</text:p>
          </table:table-cell>
          <table:table-cell table:style-name="ce5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cc_Summoning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cc_Unit_Enchantment</text:p>
          </table:table-cell>
          <table:table-cell table:style-name="ce19" office:value-type="string" calcext:value-type="string">
            <text:p>1, 15</text:p>
          </table:table-cell>
          <table:table-cell table:number-columns-repeated="1638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<text:span text:style-name="T1">scc_</text:span>City_Enchantment_Positive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638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<text:span text:style-name="T1">scc_</text:span>City_Enchantment_Negative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scc_Direct_Damage_Fixed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19" office:value-type="string" calcext:value-type="string">
            <text:p>6, 17</text:p>
          </table:table-cell>
          <table:table-cell table:number-columns-repeated="1638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scc_Global_Enchantment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6381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19"/>
          <table:table-cell/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19" office:value-type="string" calcext:value-type="string">
            <text:p>6, 17</text:p>
          </table:table-cell>
          <table:table-cell table:number-columns-repeated="16381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_Spell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16381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_Spell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<text:span text:style-name="T1">scc_</text:span>Var_Dmg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7"/>
        <table:table-column table:style-name="co13" table:default-cell-style-name="ce7"/>
        <table:table-column table:style-name="co14" table:number-columns-repeated="16382" table:default-cell-style-name="ce7"/>
        <table:table-row table:style-name="ro1">
          <table:table-cell table:style-name="ce5" office:value-type="string" calcext:value-type="string">
            <text:p>STT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19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1" table:default-cell-style-name="Default"/>
        <table:table-column table:style-name="co19" table:default-cell-style-name="Default"/>
        <table:table-column table:style-name="co22" table:default-cell-style-name="ce17"/>
        <table:table-column table:style-name="co23" table:default-cell-style-name="Default"/>
        <table:table-column table:style-name="co24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roph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rophy" calcext:value-type="string">
            <text:p>Lycantrophy</text:p>
          </table:table-cell>
          <table:table-cell table:formula="of:=SUBSTITUTE([.F176];&quot; Of &quot;;&quot; of &quot;)" office:value-type="string" office:string-value="Lycantrophy" calcext:value-type="string">
            <text:p>Lycantrophy</text:p>
          </table:table-cell>
          <table:table-cell table:formula="of:=SUBSTITUTE([.G176];&quot; To &quot;;&quot; to &quot;)" office:value-type="string" office:string-value="Lycantrophy" calcext:value-type="string">
            <text:p>Lycantroph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B1:Spells.I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09T18:07:21.245000000</dc:date>
    <meta:editing-duration>P17DT17H44S</meta:editing-duration>
    <meta:editing-cycles>56</meta:editing-cycles>
    <meta:document-statistic meta:table-count="7" meta:cell-count="3746" meta:object-count="0"/>
  </office:meta>
</office:document-meta>
</file>